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language="en" fo:country="US"/>
    </style:style>
    <style:style style:name="P3" style:parent-style-name="Textbody" style:family="paragraph">
      <style:paragraph-properties fo:text-align="center"/>
      <style:text-properties fo:language="en" fo:country="US"/>
    </style:style>
    <style:style style:name="P4" style:parent-style-name="Standard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2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1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6" style:parent-style-name="Absatz-Standardschriftar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8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3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2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6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8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0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2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4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1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5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69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3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8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7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6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8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8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9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0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0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0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7" style:parent-style-name="Absatz-Standardschriftar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1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3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4" style:parent-style-name="Absatz-Standardschriftar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6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2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4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5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6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39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1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4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1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3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5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7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5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79" style:parent-style-name="Absatz-Standardschriftar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0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de" style:country-asian="DE" style:language-complex="ar" style:country-complex="SA"/>
    </style:style>
    <style:style style:name="P183" style:parent-style-name="Textbody" style:family="paragraph">
      <style:text-properties fo:language="en" fo:country="US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connector draw:type="line" svg:x1="0.01654in" svg:y1="0.55315in" svg:x2="6.79779in" svg:y2="0.55315in" draw:z-index="251658240" draw:id="id0" draw:style-name="a0" draw:name="Linie 1" text:anchor-type="paragraph"><svg:title/><svg:desc/></draw:connector><text:span text:style-name="T2">Übung Operatoren:</text:span></text:h>
      <text:p text:style-name="P3"/>
      <text:p text:style-name="Textbody">Schreibe den Output wie er in der Komandozeile erscheint auf:</text:p>
      <text:p text:style-name="Textbody"/>
      <text:p text:style-name="P4"><text:span text:style-name="T5">public class<text:s/></text:span><text:span text:style-name="T6">Operatoren3 {</text:span><text:span text:style-name="T7"><text:line-break/><text:s text:c="4"/></text:span><text:span text:style-name="T8">public static void<text:s/></text:span><text:span text:style-name="T9">main</text:span><text:span text:style-name="T10">(String[] args) {</text:span><text:span text:style-name="T11"><text:line-break/><text:s text:c="8"/>String str =<text:s/></text:span><text:span text:style-name="T12">"Sonnenblume"</text:span><text:span text:style-name="T13">;</text:span><text:span text:style-name="T14"><text:line-break/><text:s text:c="8"/></text:span><text:span text:style-name="T15">char<text:s/></text:span><text:span text:style-name="T16">c = (str.length() ==<text:s/></text:span><text:span text:style-name="T17">10</text:span><text:span text:style-name="T18">) ? str.charAt(</text:span><text:span text:style-name="T19">5</text:span><text:span text:style-name="T20">) : str.charAt(</text:span><text:span text:style-name="T21">5</text:span><text:span text:style-name="T22">);</text:span><text:span text:style-name="T23"><text:line-break/><text:s text:c="8"/></text:span><text:span text:style-name="T24">int<text:s/></text:span><text:span text:style-name="T25">d =<text:s/></text:span><text:span text:style-name="T26">8</text:span><text:span text:style-name="T27">, e = d *<text:s/></text:span><text:span text:style-name="T28">2</text:span><text:span text:style-name="T29">;</text:span><text:span text:style-name="T30"><text:line-break/><text:s text:c="8"/>String x = String.</text:span><text:span text:style-name="T31">valueOf</text:span><text:span text:style-name="T32">(c);</text:span><text:span text:style-name="T33"><text:line-break/><text:s text:c="8"/>String[] s2 = str.split(x);</text:span><text:span text:style-name="T34"><text:line-break/></text:span><text:span text:style-name="T35"><text:line-break/><text:s text:c="8"/>String extractedWord = (s2.</text:span><text:span text:style-name="T36">length<text:s/></text:span><text:span text:style-name="T37">&gt;<text:s/></text:span><text:span text:style-name="T38">5</text:span><text:span text:style-name="T39">) ? s2[</text:span><text:span text:style-name="T40">2</text:span><text:span text:style-name="T41">] : s2[</text:span><text:span text:style-name="T42">3</text:span><text:span text:style-name="T43">];</text:span><text:span text:style-name="T44"><text:line-break/></text:span><text:span text:style-name="T45"><text:line-break/><text:s text:c="8"/>System.</text:span><text:span text:style-name="T46">out</text:span><text:span text:style-name="T47">.println(</text:span><text:span text:style-name="T48">"c: "<text:s/></text:span><text:span text:style-name="T49">+ c +<text:s/></text:span><text:span text:style-name="T50">"</text:span><text:span text:style-name="T51">\n</text:span><text:span text:style-name="T52">str: "<text:s/></text:span><text:span text:style-name="T53">+ str +<text:s/></text:span><text:span text:style-name="T54">"</text:span><text:span text:style-name="T55">\n</text:span><text:span text:style-name="T56">d: "<text:s/></text:span><text:span text:style-name="T57">+</text:span><text:span text:style-name="T58"><text:line-break/><text:s text:c="16"/>--d +<text:s/></text:span><text:span text:style-name="T59">"</text:span><text:span text:style-name="T60">\n</text:span><text:span text:style-name="T61">e: "<text:s/></text:span><text:span text:style-name="T62">+ e +<text:s/></text:span><text:span text:style-name="T63">"</text:span><text:span text:style-name="T64">\n</text:span><text:span text:style-name="T65">s2: "<text:s/></text:span><text:span text:style-name="T66">+ extractedWord);</text:span><text:span text:style-name="T67"><text:line-break/></text:span><text:span text:style-name="T68"><text:line-break/><text:s text:c="8"/></text:span><text:span text:style-name="T69">c</text:span><text:span text:style-name="T70">(</text:span><text:span text:style-name="T71">3</text:span><text:span text:style-name="T72">,<text:s/></text:span><text:span text:style-name="T73">"Elefant"</text:span><text:span text:style-name="T74">.charAt(</text:span><text:span text:style-name="T75">4</text:span><text:span text:style-name="T76">));</text:span><text:span text:style-name="T77"><text:line-break/><text:s text:c="8"/></text:span><text:span text:style-name="T78">b</text:span><text:span text:style-name="T79">(</text:span><text:span text:style-name="T80">true</text:span><text:span text:style-name="T81">);</text:span><text:span text:style-name="T82"><text:line-break/><text:s text:c="4"/>}</text:span><text:span text:style-name="T83"><text:line-break/></text:span><text:span text:style-name="T84"><text:line-break/><text:s text:c="4"/></text:span><text:span text:style-name="T85">public static void<text:s/></text:span><text:span text:style-name="T86">c</text:span><text:span text:style-name="T87">(</text:span><text:span text:style-name="T88">int<text:s/></text:span><text:span text:style-name="T89">i,<text:s/></text:span><text:span text:style-name="T90">char<text:s/></text:span><text:span text:style-name="T91">c) {</text:span><text:span text:style-name="T92"><text:line-break/><text:s text:c="8"/></text:span><text:span text:style-name="T93">byte<text:s/></text:span><text:span text:style-name="T94">k =<text:s/></text:span><text:span text:style-name="T95">4</text:span><text:span text:style-name="T96">;</text:span><text:span text:style-name="T97"><text:line-break/><text:s text:c="8"/></text:span><text:span text:style-name="T98">while<text:s/></text:span><text:span text:style-name="T99">(i &lt; k +<text:s/></text:span><text:span text:style-name="T100">2</text:span><text:span text:style-name="T101">) {</text:span><text:span text:style-name="T102"><text:line-break/><text:s text:c="12"/></text:span><text:span text:style-name="T103">for<text:s/></text:span><text:span text:style-name="T104">(</text:span><text:span text:style-name="T105">int<text:s/></text:span><text:span text:style-name="T106">y =<text:s/></text:span><text:span text:style-name="T107">0</text:span><text:span text:style-name="T108">; y &lt; k; y++) {</text:span><text:span text:style-name="T109"><text:line-break/><text:s text:c="16"/>System.</text:span><text:span text:style-name="T110">out</text:span><text:span text:style-name="T111">.println(c);</text:span><text:span text:style-name="T112"><text:line-break/><text:s text:c="16"/>i++;</text:span><text:span text:style-name="T113"><text:line-break/><text:s text:c="12"/>}</text:span><text:span text:style-name="T114"><text:line-break/><text:s text:c="12"/>System.</text:span><text:span text:style-name="T115">out</text:span><text:span text:style-name="T116">.println(</text:span><text:span text:style-name="T117">"-"</text:span><text:span text:style-name="T118">);</text:span><text:span text:style-name="T119"><text:line-break/><text:s text:c="8"/>}</text:span><text:span text:style-name="T120"><text:line-break/><text:s text:c="4"/>}</text:span><text:span text:style-name="T121"><text:line-break/></text:span><text:span text:style-name="T122"><text:line-break/><text:s text:c="4"/></text:span><text:span text:style-name="T123">public static void<text:s/></text:span><text:span text:style-name="T124">b</text:span><text:span text:style-name="T125">(</text:span><text:span text:style-name="T126">boolean<text:s/></text:span><text:span text:style-name="T127">go) {</text:span><text:span text:style-name="T128"><text:line-break/><text:s text:c="8"/></text:span><text:span text:style-name="T129">long<text:s/></text:span><text:span text:style-name="T130">k =<text:s/></text:span><text:span text:style-name="T131">5</text:span><text:span text:style-name="T132">;</text:span><text:span text:style-name="T133"><text:line-break/><text:s text:c="8"/></text:span><text:span text:style-name="T134">short<text:s/></text:span><text:span text:style-name="T135">j =<text:s/></text:span><text:span text:style-name="T136">15</text:span><text:span text:style-name="T137">;</text:span><text:span text:style-name="T138"><text:line-break/><text:s text:c="8"/></text:span><text:span text:style-name="T139">int<text:s/></text:span><text:span text:style-name="T140">count =<text:s/></text:span><text:span text:style-name="T141">0</text:span><text:span text:style-name="T142">;</text:span><text:span text:style-name="T143"><text:line-break/></text:span><text:span text:style-name="T144"><text:line-break/><text:s text:c="8"/></text:span><text:span text:style-name="T145">while<text:s/></text:span><text:span text:style-name="T146">(go &amp;&amp; k &gt;<text:s/></text:span><text:span text:style-name="T147">0</text:span><text:span text:style-name="T148">) {</text:span><text:span text:style-name="T149"><text:line-break/><text:s text:c="12"/>k--;</text:span><text:span text:style-name="T150"><text:line-break/><text:s text:c="12"/></text:span><text:span text:style-name="T151">if<text:s/></text:span><text:span text:style-name="T152">(k %<text:s/></text:span><text:span text:style-name="T153">2<text:s/></text:span><text:span text:style-name="T154">==<text:s/></text:span><text:span text:style-name="T155">0</text:span><text:span text:style-name="T156">) {</text:span><text:span text:style-name="T157"><text:line-break/><text:s text:c="16"/>j++;</text:span><text:span text:style-name="T158"><text:line-break/><text:s text:c="16"/>count++;</text:span><text:span text:style-name="T159"><text:line-break/><text:s text:c="12"/>}<text:s/></text:span><text:span text:style-name="T160">else<text:s/></text:span><text:span text:style-name="T161">{</text:span><text:span text:style-name="T162"><text:line-break/><text:s text:c="16"/>j--;</text:span><text:span text:style-name="T163"><text:line-break/><text:s text:c="12"/>}</text:span><text:span text:style-name="T164"><text:line-break/><text:s text:c="12"/></text:span><text:span text:style-name="T165">if<text:s/></text:span><text:span text:style-name="T166">(count ==<text:s/></text:span><text:span text:style-name="T167">3</text:span><text:span text:style-name="T168">) {</text:span><text:span text:style-name="T169"><text:line-break/><text:s text:c="16"/></text:span><text:span text:style-name="T170">break</text:span><text:span text:style-name="T171">;</text:span><text:span text:style-name="T172"><text:line-break/><text:s text:c="12"/>}</text:span><text:span text:style-name="T173"><text:line-break/><text:s text:c="8"/>}</text:span><text:span text:style-name="T174"><text:line-break/><text:s text:c="8"/>System.</text:span><text:span text:style-name="T175">out</text:span><text:span text:style-name="T176">.println(j %<text:s/></text:span><text:span text:style-name="T177">5<text:s/></text:span><text:span text:style-name="T178">==<text:s/></text:span><text:span text:style-name="T179">0</text:span><text:span text:style-name="T180">);</text:span><text:span text:style-name="T181"><text:line-break/><text:s text:c="4"/>}</text:span><text:span text:style-name="T182"><text:line-break/>}</text:span></text:p>
      <text:p text:style-name="P1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05T19:39:00Z</meta:creation-date>
    <dc:date>2024-02-05T19:39:00Z</dc:date>
    <meta:template xlink:href="Normal.dotm" xlink:type="simple"/>
    <meta:editing-cycles>2</meta:editing-cycles>
    <meta:editing-duration>PT0S</meta:editing-duration>
    <meta:document-statistic meta:page-count="1" meta:paragraph-count="2" meta:word-count="176" meta:character-count="1290" meta:row-count="9" meta:non-whitespace-character-count="1116"/>
  </office:meta>
</office:document-meta>
</file>